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622cm" svg:height="8.999cm" svg:x="-0.009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25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3-23T13:41:46</meta:creation-date>
    <dc:date>2014-03-26T19:46:59</dc:date>
    <dc:creator>Marcus Mae</dc:creator>
    <meta:editing-duration>P2DT2H56M42S</meta:editing-duration>
    <meta:editing-cycles>5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76b9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3cm" svg:height="9cm" xlink:href="." xlink:type="simple" chart:class="chart:bar" chart:style-name="ch1">
        <chart:plot-area chart:style-name="ch2" chart:data-source-has-labels="both" svg:x="1.567cm" svg:y="0.855cm" svg:width="18.232cm" svg:height="7.545cm">
          <chartooo:coordinate-region svg:x="2.559cm" svg:y="1.054cm" svg:width="17.24cm" svg:height="6.646cm"/>
          <chart:axis chart:dimension="x" chart:name="primary-x" chart:style-name="ch3" chartooo:axis-type="auto">
            <chartooo:date-scale/>
            <chart:categories table:cell-range-address="local-table.$B$1:.$D$1"/>
          </chart:axis>
          <chart:axis chart:dimension="y" chart:name="primary-y" chart:style-name="ch4">
            <chart:title svg:x="0.451cm" svg:y="6.886cm" chart:style-name="ch5">
              <text:p>SP Mpoints per second</text:p>
            </chart:title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on E5-2670</text:p>
              </table:table-cell>
              <table:table-cell office:value-type="string">
                <text:p>Xeon Phi 5110P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199.65363012646">
                <text:p>1199.65363012646</text:p>
              </table:table-cell>
              <table:table-cell office:value-type="float" office:value="487.07472960399">
                <text:p>487.07472960399</text:p>
              </table:table-cell>
              <table:table-cell office:value-type="float" office:value="7218.80125640033">
                <text:p>7218.80125640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